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4.721cm" svg:y="0.987cm">
            <draw:object draw:notify-on-update-of-ranges="Tabelle1.A1:Tabelle1.A1 Tabelle1.A2:Tabelle1.A18 Tabelle1.B1:Tabelle1.B1 Tabelle1.B2:Tabelle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digits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table:formula="of:=5*1.2/(1.2+[.B2])" office:value-type="float" office:value="0.205479452054795" calcext:value-type="float">
            <text:p>0,205479452054795</text:p>
          </table:table-cell>
          <table:table-cell table:formula="of:=[.C2]/3.3*4096" office:value-type="float" office:value="255.043586550436" calcext:value-type="float">
            <text:p>255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3" calcext:value-type="float">
            <text:p>23</text:p>
          </table:table-cell>
          <table:table-cell table:formula="of:=5*1.2/(1.2+[.B3])" office:value-type="float" office:value="0.247933884297521" calcext:value-type="float">
            <text:p>0,247933884297521</text:p>
          </table:table-cell>
          <table:table-cell table:formula="of:=[.C3]/3.3*4096" office:value-type="float" office:value="307.738542449286" calcext:value-type="float">
            <text:p>308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formula="of:=5*1.2/(1.2+[.B4])" office:value-type="float" office:value="0.3125" calcext:value-type="float">
            <text:p>0,3125</text:p>
          </table:table-cell>
          <table:table-cell table:formula="of:=[.C4]/3.3*4096" office:value-type="float" office:value="387.878787878788" calcext:value-type="float">
            <text:p>388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formula="of:=5*1.2/(1.2+[.B5])" office:value-type="float" office:value="0.37037037037037" calcext:value-type="float">
            <text:p>0,37037037037037</text:p>
          </table:table-cell>
          <table:table-cell table:formula="of:=[.C5]/3.3*4096" office:value-type="float" office:value="459.708193041526" calcext:value-type="float">
            <text:p>460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5*1.2/(1.2+[.B6])" office:value-type="float" office:value="0.454545454545455" calcext:value-type="float">
            <text:p>0,454545454545455</text:p>
          </table:table-cell>
          <table:table-cell table:formula="of:=[.C6]/3.3*4096" office:value-type="float" office:value="564.187327823692" calcext:value-type="float">
            <text:p>564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5*1.2/(1.2+[.B7])" office:value-type="float" office:value="0.588235294117647" calcext:value-type="float">
            <text:p>0,588235294117647</text:p>
          </table:table-cell>
          <table:table-cell table:formula="of:=[.C7]/3.3*4096" office:value-type="float" office:value="730.124777183601" calcext:value-type="float">
            <text:p>730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formula="of:=5*1.2/(1.2+[.B8])" office:value-type="float" office:value="0.689655172413793" calcext:value-type="float">
            <text:p>0,689655172413793</text:p>
          </table:table-cell>
          <table:table-cell table:formula="of:=[.C8]/3.3*4096" office:value-type="float" office:value="856.008359456635" calcext:value-type="float">
            <text:p>856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5*1.2/(1.2+[.B9])" office:value-type="float" office:value="0.833333333333333" calcext:value-type="float">
            <text:p>0,833333333333333</text:p>
          </table:table-cell>
          <table:table-cell table:formula="of:=[.C9]/3.3*4096" office:value-type="float" office:value="1034.34343434343" calcext:value-type="float">
            <text:p>1034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5*1.2/(1.2+[.B10])" office:value-type="float" office:value="0.967741935483871" calcext:value-type="float">
            <text:p>0,967741935483871</text:p>
          </table:table-cell>
          <table:table-cell table:formula="of:=[.C10]/3.3*4096" office:value-type="float" office:value="1201.17302052786" calcext:value-type="float">
            <text:p>1201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5*1.2/(1.2+[.B11])" office:value-type="float" office:value="1.15384615384615" calcext:value-type="float">
            <text:p>1,15384615384615</text:p>
          </table:table-cell>
          <table:table-cell table:formula="of:=[.C11]/3.3*4096" office:value-type="float" office:value="1432.16783216783" calcext:value-type="float">
            <text:p>1432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5*1.2/(1.2+[.B12])" office:value-type="float" office:value="1.42857142857143" calcext:value-type="float">
            <text:p>1,42857142857143</text:p>
          </table:table-cell>
          <table:table-cell table:formula="of:=[.C12]/3.3*4096" office:value-type="float" office:value="1773.16017316017" calcext:value-type="float">
            <text:p>1773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,5</text:p>
          </table:table-cell>
          <table:table-cell table:formula="of:=5*1.2/(1.2+[.B13])" office:value-type="float" office:value="1.62162162162162" calcext:value-type="float">
            <text:p>1,62162162162162</text:p>
          </table:table-cell>
          <table:table-cell table:formula="of:=[.C13]/3.3*4096" office:value-type="float" office:value="2012.77641277641" calcext:value-type="float">
            <text:p>2013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5*1.2/(1.2+[.B14])" office:value-type="float" office:value="1.875" calcext:value-type="float">
            <text:p>1,875</text:p>
          </table:table-cell>
          <table:table-cell table:formula="of:=[.C14]/3.3*4096" office:value-type="float" office:value="2327.27272727273" calcext:value-type="float">
            <text:p>2327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.8" calcext:value-type="float">
            <text:p>1,8</text:p>
          </table:table-cell>
          <table:table-cell table:formula="of:=5*1.2/(1.2+[.B15])" office:value-type="float" office:value="2" calcext:value-type="float">
            <text:p>2</text:p>
          </table:table-cell>
          <table:table-cell table:formula="of:=[.C15]/3.3*4096" office:value-type="float" office:value="2482.42424242424" calcext:value-type="float">
            <text:p>2482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.7" calcext:value-type="float">
            <text:p>1,7</text:p>
          </table:table-cell>
          <table:table-cell table:formula="of:=5*1.2/(1.2+[.B16])" office:value-type="float" office:value="2.06896551724138" calcext:value-type="float">
            <text:p>2,06896551724138</text:p>
          </table:table-cell>
          <table:table-cell table:formula="of:=[.C16]/3.3*4096" office:value-type="float" office:value="2568.02507836991" calcext:value-type="float">
            <text:p>2568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.4" calcext:value-type="float">
            <text:p>1,4</text:p>
          </table:table-cell>
          <table:table-cell table:formula="of:=5*1.2/(1.2+[.B17])" office:value-type="float" office:value="2.30769230769231" calcext:value-type="float">
            <text:p>2,30769230769231</text:p>
          </table:table-cell>
          <table:table-cell table:formula="of:=[.C17]/3.3*4096" office:value-type="float" office:value="2864.33566433566" calcext:value-type="float">
            <text:p>2864</text:p>
          </table:table-cell>
          <table:table-cell office:value-type="string" calcext:value-type="string">
            <text:p>, 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.2" calcext:value-type="float">
            <text:p>1,2</text:p>
          </table:table-cell>
          <table:table-cell table:formula="of:=5*1.2/(1.2+[.B18])" office:value-type="float" office:value="2.5" calcext:value-type="float">
            <text:p>2,5</text:p>
          </table:table-cell>
          <table:table-cell table:formula="of:=[.C18]/3.3*4096" office:value-type="float" office:value="3103.0303030303" calcext:value-type="float">
            <text:p>3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0:52:28.102335390</meta:creation-date>
    <dc:date>2023-04-21T13:24:34.414390443</dc:date>
    <meta:editing-duration>PT1H6M34S</meta:editing-duration>
    <meta:editing-cycles>1</meta:editing-cycles>
    <meta:document-statistic meta:table-count="1" meta:cell-count="88" meta:object-count="1"/>
    <meta:generator>LibreOffice/7.5.2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Tabelle1.A1:Tabelle1.B18" chart:data-source-has-labels="both" svg:x="0.32cm" svg:y="0.18cm" svg:width="12.296cm" svg:height="8.64cm">
          <chart:coordinate-region svg:x="0.941cm" svg:y="0.379cm" svg:width="11.488cm" svg:height="7.794cm"/>
          <chart:axis chart:dimension="x" chart:name="primary-x" chart:style-name="ch4" chartooo:axis-type="auto">
            <chartooo:date-scale/>
            <chart:categories table:cell-range-address="Tabelle1.A2:Tabelle1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8" chart:label-cell-address="Tabelle1.B1:Tabelle1.B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Tabelle1.A2:Tabelle1.A18</svg:desc>
                </draw:g>
              </table:table-cell>
              <table:table-cell office:value-type="float" office:value="28">
                <text:p>28</text:p>
                <draw:g>
                  <svg:desc>Tabelle1.B2:Tabelle1.B1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